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P3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P5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P7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P9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P11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P13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P15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P17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0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2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2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3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5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26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7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8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9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3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31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3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3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5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6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7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38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39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1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42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3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5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46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47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9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5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51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52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53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5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55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56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58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59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6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61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62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64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6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6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6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68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6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70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72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7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7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7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76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7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78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80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8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8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8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84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8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86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88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8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9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9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92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9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94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95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9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98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9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00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01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2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03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0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05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106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07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08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09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11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12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13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11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15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16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17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19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2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21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122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23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2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25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6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27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28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29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13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31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32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33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34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5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36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37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38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39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40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42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4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4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14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46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4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48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50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5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5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15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54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5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56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58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5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6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16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62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6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64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66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6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68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16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70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7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72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73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4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7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76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7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78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79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81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82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83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18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85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86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87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8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89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9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91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192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93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19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195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6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97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198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199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0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01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02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03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05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206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07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08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09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1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11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12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3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1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15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16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17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18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20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22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2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2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24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2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26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28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22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3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3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32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3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34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36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23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38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3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40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4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42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44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24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4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4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48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4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50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52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25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5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5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56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5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58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60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26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6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6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64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6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66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68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26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7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7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72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7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74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76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27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78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7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80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8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82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83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4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8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8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8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88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89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91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292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93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94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29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29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29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298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00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30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0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03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30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05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06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307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8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09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310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11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12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31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1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1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316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18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31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2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21" style:parent-style-name="DefaultParagraphFont" style:family="text">
      <style:text-properties style:font-name="Courier New" style:font-name-asian="Times New Roman" style:font-name-complex="Courier New" fo:color="#D35400" fo:letter-spacing="0.0034in" fo:font-size="10.5pt" style:font-size-asian="10.5pt" style:font-size-complex="10.5pt" style:language-asian="en" style:country-asian="IN"/>
    </style:style>
    <style:style style:name="T322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23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24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325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326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28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32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3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3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3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3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3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3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3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3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38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3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4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4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4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4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344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4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4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348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50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35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52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35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5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5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5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5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58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5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6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6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6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6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6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6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6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6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368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7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7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372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74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37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76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37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78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7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8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8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8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8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8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8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8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8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88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8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9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9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392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9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39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396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398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39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00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40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0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0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0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0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0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0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08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0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1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1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1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1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1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1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416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18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1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420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22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42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24" style:parent-style-name="DefaultParagraphFont" style:family="text">
      <style:text-properties style:font-name="Courier New" style:font-name-asian="Times New Roman" style:font-name-complex="Courier New" fo:color="#728E00" fo:letter-spacing="0.0034in" fo:font-size="10.5pt" style:font-size-asian="10.5pt" style:font-size-complex="10.5pt" style:language-asian="en" style:country-asian="IN"/>
    </style:style>
    <style:style style:name="T42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2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2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28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2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30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3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3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3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34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35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36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37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38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39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440" style:parent-style-name="Normal" style:family="paragraph">
      <style:paragraph-properties fo:margin-bottom="0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1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T442" style:parent-style-name="DefaultParagraphFont" style:family="text">
      <style:text-properties style:font-name="Courier New" style:font-name-asian="Times New Roman" style:font-name-complex="Courier New" fo:color="#434F54" fo:letter-spacing="0.0034in" fo:font-size="10.5pt" style:font-size-asian="10.5pt" style:font-size-complex="10.5pt" style:language-asian="en" style:country-asian="IN"/>
    </style:style>
    <style:style style:name="T443" style:parent-style-name="DefaultParagraphFont" style:family="text"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  <style:style style:name="P44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444444" fo:letter-spacing="0.0034in" fo:font-size="10.5pt" style:font-size-asian="10.5pt" style:font-size-complex="10.5pt" style:language-asian="en" style:country-asian="IN"/>
    </style:style>
  </office:automatic-styles>
  <office:body>
    <office:text text:use-soft-page-breaks="true">
      <text:p text:style-name="P1"><text:span text:style-name="T2">#define m11 3</text:span></text:p>
      <text:p text:style-name="P3"><text:span text:style-name="T4">#define m12 4</text:span></text:p>
      <text:p text:style-name="P5"><text:span text:style-name="T6">#define m21 5</text:span></text:p>
      <text:p text:style-name="P7"><text:span text:style-name="T8">#define m22 6</text:span></text:p>
      <text:p text:style-name="P9"><text:span text:style-name="T10">#define D0 19</text:span></text:p>
      <text:p text:style-name="P11"><text:span text:style-name="T12">#define D1 18</text:span></text:p>
      <text:p text:style-name="P13"><text:span text:style-name="T14">#define D2 17</text:span></text:p>
      <text:p text:style-name="P15"><text:span text:style-name="T16">#define D3 16</text:span></text:p>
      <text:p text:style-name="P17"><text:span text:style-name="T18">void</text:span><text:span text:style-name="T19"><text:s/></text:span><text:span text:style-name="T20">forward</text:span><text:span text:style-name="T21">()</text:span></text:p>
      <text:p text:style-name="P22">{</text:p>
      <text:p text:style-name="P23"><text:span text:style-name="T24"><text:s text:c="3"/></text:span><text:span text:style-name="T25">digitalWrite</text:span><text:span text:style-name="T26">(</text:span><text:span text:style-name="T27">m11</text:span><text:span text:style-name="T28">,<text:s/></text:span><text:span text:style-name="T29">HIGH</text:span><text:span text:style-name="T30">);</text:span></text:p>
      <text:p text:style-name="P31"><text:span text:style-name="T32"><text:s text:c="3"/></text:span><text:span text:style-name="T33">digitalWrite</text:span><text:span text:style-name="T34">(</text:span><text:span text:style-name="T35">m12</text:span><text:span text:style-name="T36">,<text:s/></text:span><text:span text:style-name="T37">LOW</text:span><text:span text:style-name="T38">);</text:span></text:p>
      <text:p text:style-name="P39"><text:span text:style-name="T40"><text:s text:c="3"/></text:span><text:span text:style-name="T41">digitalWrite</text:span><text:span text:style-name="T42">(</text:span><text:span text:style-name="T43">m21</text:span><text:span text:style-name="T44">,<text:s/></text:span><text:span text:style-name="T45">HIGH</text:span><text:span text:style-name="T46">);</text:span></text:p>
      <text:p text:style-name="P47"><text:span text:style-name="T48"><text:s text:c="3"/></text:span><text:span text:style-name="T49">digitalWrite</text:span><text:span text:style-name="T50">(</text:span><text:span text:style-name="T51">m22</text:span><text:span text:style-name="T52">,<text:s/></text:span><text:span text:style-name="T53">LOW</text:span><text:span text:style-name="T54">);</text:span></text:p>
      <text:p text:style-name="P55">}</text:p>
      <text:p text:style-name="P56"><text:span text:style-name="T57">void</text:span><text:span text:style-name="T58"><text:s/></text:span><text:span text:style-name="T59">backward</text:span><text:span text:style-name="T60">()</text:span></text:p>
      <text:p text:style-name="P61">{</text:p>
      <text:p text:style-name="P62"><text:span text:style-name="T63"><text:s text:c="3"/></text:span><text:span text:style-name="T64">digitalWrite</text:span><text:span text:style-name="T65">(</text:span><text:span text:style-name="T66">m11</text:span><text:span text:style-name="T67">,<text:s/></text:span><text:span text:style-name="T68">LOW</text:span><text:span text:style-name="T69">);</text:span></text:p>
      <text:p text:style-name="P70"><text:span text:style-name="T71"><text:s text:c="3"/></text:span><text:span text:style-name="T72">digitalWrite</text:span><text:span text:style-name="T73">(</text:span><text:span text:style-name="T74">m12</text:span><text:span text:style-name="T75">,<text:s/></text:span><text:span text:style-name="T76">HIGH</text:span><text:span text:style-name="T77">);</text:span></text:p>
      <text:p text:style-name="P78"><text:span text:style-name="T79"><text:s text:c="3"/></text:span><text:span text:style-name="T80">digitalWrite</text:span><text:span text:style-name="T81">(</text:span><text:span text:style-name="T82">m21</text:span><text:span text:style-name="T83">,<text:s/></text:span><text:span text:style-name="T84">LOW</text:span><text:span text:style-name="T85">);</text:span></text:p>
      <text:p text:style-name="P86"><text:span text:style-name="T87"><text:s text:c="3"/></text:span><text:span text:style-name="T88">digitalWrite</text:span><text:span text:style-name="T89">(</text:span><text:span text:style-name="T90">m22</text:span><text:span text:style-name="T91">,<text:s/></text:span><text:span text:style-name="T92">HIGH</text:span><text:span text:style-name="T93">);<text:s/></text:span></text:p>
      <text:p text:style-name="P94">}</text:p>
      <text:p text:style-name="P95"><text:span text:style-name="T96">void</text:span><text:span text:style-name="T97"><text:s/></text:span><text:span text:style-name="T98">left</text:span><text:span text:style-name="T99">()</text:span></text:p>
      <text:p text:style-name="P100">{</text:p>
      <text:p text:style-name="P101"><text:span text:style-name="T102"><text:s text:c="3"/></text:span><text:span text:style-name="T103">digitalWrite</text:span><text:span text:style-name="T104">(</text:span><text:span text:style-name="T105">m11</text:span><text:span text:style-name="T106">,<text:s/></text:span><text:span text:style-name="T107">HIGH</text:span><text:span text:style-name="T108">);</text:span></text:p>
      <text:p text:style-name="P109"><text:span text:style-name="T110"><text:s text:c="3"/></text:span><text:span text:style-name="T111">digitalWrite</text:span><text:span text:style-name="T112">(</text:span><text:span text:style-name="T113">m12</text:span><text:span text:style-name="T114">,<text:s/></text:span><text:span text:style-name="T115">LOW</text:span><text:span text:style-name="T116">);</text:span></text:p>
      <text:p text:style-name="P117"><text:span text:style-name="T118"><text:s text:c="3"/></text:span><text:span text:style-name="T119">digitalWrite</text:span><text:span text:style-name="T120">(</text:span><text:span text:style-name="T121">m21</text:span><text:span text:style-name="T122">,<text:s/></text:span><text:span text:style-name="T123">LOW</text:span><text:span text:style-name="T124">);</text:span></text:p>
      <text:p text:style-name="P125"><text:span text:style-name="T126"><text:s text:c="3"/></text:span><text:span text:style-name="T127">digitalWrite</text:span><text:span text:style-name="T128">(</text:span><text:span text:style-name="T129">m22</text:span><text:span text:style-name="T130">,<text:s/></text:span><text:span text:style-name="T131">LOW</text:span><text:span text:style-name="T132">);</text:span></text:p>
      <text:p text:style-name="P133">}</text:p>
      <text:p text:style-name="P134"><text:span text:style-name="T135">void</text:span><text:span text:style-name="T136"><text:s/></text:span><text:span text:style-name="T137">right</text:span><text:span text:style-name="T138">()</text:span></text:p>
      <text:p text:style-name="P139">{</text:p>
      <text:p text:style-name="P140"><text:span text:style-name="T141"><text:s text:c="3"/></text:span><text:span text:style-name="T142">digitalWrite</text:span><text:span text:style-name="T143">(</text:span><text:span text:style-name="T144">m11</text:span><text:span text:style-name="T145">,<text:s/></text:span><text:span text:style-name="T146">LOW</text:span><text:span text:style-name="T147">);</text:span></text:p>
      <text:p text:style-name="P148"><text:span text:style-name="T149"><text:s text:c="3"/></text:span><text:span text:style-name="T150">digitalWrite</text:span><text:span text:style-name="T151">(</text:span><text:span text:style-name="T152">m12</text:span><text:span text:style-name="T153">,<text:s/></text:span><text:span text:style-name="T154">LOW</text:span><text:span text:style-name="T155">);</text:span></text:p>
      <text:p text:style-name="P156"><text:span text:style-name="T157"><text:s text:c="3"/></text:span><text:span text:style-name="T158">digitalWrite</text:span><text:span text:style-name="T159">(</text:span><text:span text:style-name="T160">m21</text:span><text:span text:style-name="T161">,<text:s/></text:span><text:span text:style-name="T162">HIGH</text:span><text:span text:style-name="T163">);</text:span></text:p>
      <text:p text:style-name="P164"><text:span text:style-name="T165"><text:s text:c="3"/></text:span><text:span text:style-name="T166">digitalWrite</text:span><text:span text:style-name="T167">(</text:span><text:span text:style-name="T168">m22</text:span><text:span text:style-name="T169">,<text:s/></text:span><text:span text:style-name="T170">LOW</text:span><text:span text:style-name="T171">);</text:span></text:p>
      <text:p text:style-name="P172">}</text:p>
      <text:p text:style-name="P173"><text:span text:style-name="T174">void</text:span><text:span text:style-name="T175"><text:s/></text:span><text:span text:style-name="T176">Stop</text:span><text:span text:style-name="T177">()</text:span></text:p>
      <text:p text:style-name="P178">{</text:p>
      <text:p text:style-name="P179"><text:span text:style-name="T180"><text:s text:c="3"/></text:span><text:span text:style-name="T181">digitalWrite</text:span><text:span text:style-name="T182">(</text:span><text:span text:style-name="T183">m11</text:span><text:span text:style-name="T184">,<text:s/></text:span><text:span text:style-name="T185">LOW</text:span><text:span text:style-name="T186">);</text:span></text:p>
      <text:p text:style-name="P187"><text:span text:style-name="T188"><text:s text:c="3"/></text:span><text:span text:style-name="T189">digitalWrite</text:span><text:span text:style-name="T190">(</text:span><text:span text:style-name="T191">m12</text:span><text:span text:style-name="T192">,<text:s/></text:span><text:span text:style-name="T193">LOW</text:span><text:span text:style-name="T194">);</text:span></text:p>
      <text:p text:style-name="P195"><text:span text:style-name="T196"><text:s text:c="3"/></text:span><text:span text:style-name="T197">digitalWrite</text:span><text:span text:style-name="T198">(</text:span><text:span text:style-name="T199">m21</text:span><text:span text:style-name="T200">,<text:s/></text:span><text:span text:style-name="T201">LOW</text:span><text:span text:style-name="T202">);</text:span></text:p>
      <text:p text:style-name="P203"><text:span text:style-name="T204"><text:s text:c="3"/></text:span><text:span text:style-name="T205">digitalWrite</text:span><text:span text:style-name="T206">(</text:span><text:span text:style-name="T207">m22</text:span><text:span text:style-name="T208">,<text:s/></text:span><text:span text:style-name="T209">LOW</text:span><text:span text:style-name="T210">);</text:span></text:p>
      <text:p text:style-name="P211">}</text:p>
      <text:p text:style-name="P212"><text:span text:style-name="T213">void</text:span><text:span text:style-name="T214"><text:s/></text:span><text:span text:style-name="T215">setup</text:span><text:span text:style-name="T216">()<text:s/></text:span></text:p>
      <text:p text:style-name="P217">{</text:p>
      <text:p text:style-name="P218"><text:span text:style-name="T219"><text:s text:c="2"/></text:span><text:span text:style-name="T220">pinMode</text:span><text:span text:style-name="T221">(</text:span><text:span text:style-name="T222">D0</text:span><text:span text:style-name="T223">,<text:s/></text:span><text:span text:style-name="T224">INPUT</text:span><text:span text:style-name="T225">);</text:span></text:p>
      <text:p text:style-name="P226"><text:span text:style-name="T227"><text:s text:c="2"/></text:span><text:span text:style-name="T228">pinMode</text:span><text:span text:style-name="T229">(</text:span><text:span text:style-name="T230">D1</text:span><text:span text:style-name="T231">,<text:s/></text:span><text:span text:style-name="T232">INPUT</text:span><text:span text:style-name="T233">);</text:span></text:p>
      <text:p text:style-name="P234"><text:span text:style-name="T235"><text:s text:c="2"/></text:span><text:span text:style-name="T236">pinMode</text:span><text:span text:style-name="T237">(</text:span><text:span text:style-name="T238">D2</text:span><text:span text:style-name="T239">,<text:s/></text:span><text:span text:style-name="T240">INPUT</text:span><text:span text:style-name="T241">);</text:span></text:p>
      <text:p text:style-name="P242"><text:span text:style-name="T243"><text:s text:c="2"/></text:span><text:span text:style-name="T244">pinMode</text:span><text:span text:style-name="T245">(</text:span><text:span text:style-name="T246">D3</text:span><text:span text:style-name="T247">,<text:s/></text:span><text:span text:style-name="T248">INPUT</text:span><text:span text:style-name="T249">);</text:span></text:p>
      <text:p text:style-name="P250"><text:span text:style-name="T251"><text:s text:c="2"/></text:span><text:span text:style-name="T252">pinMode</text:span><text:span text:style-name="T253">(</text:span><text:span text:style-name="T254">m11</text:span><text:span text:style-name="T255">,<text:s/></text:span><text:span text:style-name="T256">OUTPUT</text:span><text:span text:style-name="T257">);</text:span></text:p>
      <text:p text:style-name="P258"><text:span text:style-name="T259"><text:s text:c="2"/></text:span><text:span text:style-name="T260">pinMode</text:span><text:span text:style-name="T261">(</text:span><text:span text:style-name="T262">m12</text:span><text:span text:style-name="T263">,<text:s/></text:span><text:span text:style-name="T264">OUTPUT</text:span><text:span text:style-name="T265">);</text:span></text:p>
      <text:p text:style-name="P266"><text:span text:style-name="T267"><text:s text:c="2"/></text:span><text:span text:style-name="T268">pinMode</text:span><text:span text:style-name="T269">(</text:span><text:span text:style-name="T270">m21</text:span><text:span text:style-name="T271">,<text:s/></text:span><text:span text:style-name="T272">OUTPUT</text:span><text:span text:style-name="T273">);</text:span></text:p>
      <text:p text:style-name="P274"><text:span text:style-name="T275"><text:s text:c="2"/></text:span><text:span text:style-name="T276">pinMode</text:span><text:span text:style-name="T277">(</text:span><text:span text:style-name="T278">m22</text:span><text:span text:style-name="T279">,<text:s/></text:span><text:span text:style-name="T280">OUTPUT</text:span><text:span text:style-name="T281">);</text:span></text:p>
      <text:p text:style-name="P282">}</text:p>
      <text:p text:style-name="P283"><text:span text:style-name="T284">void</text:span><text:span text:style-name="T285"><text:s/></text:span><text:span text:style-name="T286">loop</text:span><text:span text:style-name="T287">()<text:s/></text:span></text:p>
      <text:p text:style-name="P288">{</text:p>
      <text:p text:style-name="P289"><text:span text:style-name="T290"><text:s text:c="2"/></text:span><text:span text:style-name="T291">int</text:span><text:span text:style-name="T292"><text:s/></text:span><text:span text:style-name="T293">temp1=</text:span><text:span text:style-name="T294">digitalRead</text:span><text:span text:style-name="T295">(</text:span><text:span text:style-name="T296">D0</text:span><text:span text:style-name="T297">);</text:span></text:p>
      <text:p text:style-name="P298"><text:span text:style-name="T299"><text:s text:c="2"/></text:span><text:span text:style-name="T300">int</text:span><text:span text:style-name="T301"><text:s/></text:span><text:span text:style-name="T302">temp2=</text:span><text:span text:style-name="T303">digitalRead</text:span><text:span text:style-name="T304">(</text:span><text:span text:style-name="T305">D1</text:span><text:span text:style-name="T306">);</text:span></text:p>
      <text:p text:style-name="P307"><text:span text:style-name="T308"><text:s text:c="2"/></text:span><text:span text:style-name="T309">int</text:span><text:span text:style-name="T310"><text:s/></text:span><text:span text:style-name="T311">temp3=</text:span><text:span text:style-name="T312">digitalRead</text:span><text:span text:style-name="T313">(</text:span><text:span text:style-name="T314">D2</text:span><text:span text:style-name="T315">);</text:span></text:p>
      <text:p text:style-name="P316"><text:span text:style-name="T317"><text:s text:c="2"/></text:span><text:span text:style-name="T318">int</text:span><text:span text:style-name="T319"><text:s/></text:span><text:span text:style-name="T320">temp4=</text:span><text:span text:style-name="T321">digitalRead</text:span><text:span text:style-name="T322">(</text:span><text:span text:style-name="T323">D3</text:span><text:span text:style-name="T324">);</text:span></text:p>
      <text:p text:style-name="P325"><text:s/></text:p>
      <text:p text:style-name="P326"><text:span text:style-name="T327"><text:s text:c="2"/></text:span><text:span text:style-name="T328">if</text:span><text:span text:style-name="T329">(</text:span><text:span text:style-name="T330">temp1==0</text:span><text:span text:style-name="T331"><text:s/></text:span><text:span text:style-name="T332">&amp;&amp;</text:span><text:span text:style-name="T333"><text:s/></text:span><text:span text:style-name="T334">temp2==1</text:span><text:span text:style-name="T335"><text:s/></text:span><text:span text:style-name="T336">&amp;&amp;</text:span><text:span text:style-name="T337"><text:s/></text:span><text:span text:style-name="T338">temp3==0</text:span><text:span text:style-name="T339"><text:s/></text:span><text:span text:style-name="T340">&amp;&amp;</text:span><text:span text:style-name="T341"><text:s/></text:span><text:span text:style-name="T342">temp4==0</text:span><text:span text:style-name="T343">)</text:span></text:p>
      <text:p text:style-name="P344"><text:span text:style-name="T345"><text:s text:c="2"/></text:span><text:span text:style-name="T346">forward</text:span><text:span text:style-name="T347">();</text:span></text:p>
      <text:p text:style-name="P348"><text:span text:style-name="T349"><text:s text:c="2"/></text:span><text:span text:style-name="T350">else</text:span><text:span text:style-name="T351"><text:s/></text:span><text:span text:style-name="T352">if</text:span><text:span text:style-name="T353">(</text:span><text:span text:style-name="T354">temp1==0</text:span><text:span text:style-name="T355"><text:s/></text:span><text:span text:style-name="T356">&amp;&amp;</text:span><text:span text:style-name="T357"><text:s/></text:span><text:span text:style-name="T358">temp2==0</text:span><text:span text:style-name="T359"><text:s/></text:span><text:span text:style-name="T360">&amp;&amp;</text:span><text:span text:style-name="T361"><text:s/></text:span><text:span text:style-name="T362">temp3==1</text:span><text:span text:style-name="T363"><text:s/></text:span><text:span text:style-name="T364">&amp;&amp;</text:span><text:span text:style-name="T365"><text:s/></text:span><text:span text:style-name="T366">temp4==0</text:span><text:span text:style-name="T367">)</text:span></text:p>
      <text:p text:style-name="P368"><text:span text:style-name="T369"><text:s text:c="2"/></text:span><text:span text:style-name="T370">left</text:span><text:span text:style-name="T371">();</text:span></text:p>
      <text:p text:style-name="P372"><text:span text:style-name="T373"><text:s text:c="2"/></text:span><text:span text:style-name="T374">else</text:span><text:span text:style-name="T375"><text:s/></text:span><text:span text:style-name="T376">if</text:span><text:span text:style-name="T377">(</text:span><text:span text:style-name="T378">temp1==0</text:span><text:span text:style-name="T379"><text:s/></text:span><text:span text:style-name="T380">&amp;&amp;</text:span><text:span text:style-name="T381"><text:s/></text:span><text:span text:style-name="T382">temp2==1</text:span><text:span text:style-name="T383"><text:s/></text:span><text:span text:style-name="T384">&amp;&amp;</text:span><text:span text:style-name="T385"><text:s/></text:span><text:span text:style-name="T386">temp3==1</text:span><text:span text:style-name="T387"><text:s/></text:span><text:span text:style-name="T388">&amp;&amp;</text:span><text:span text:style-name="T389"><text:s/></text:span><text:span text:style-name="T390">temp4==0</text:span><text:span text:style-name="T391">)</text:span></text:p>
      <text:p text:style-name="P392"><text:span text:style-name="T393"><text:s text:c="2"/></text:span><text:span text:style-name="T394">right</text:span><text:span text:style-name="T395">();</text:span></text:p>
      <text:p text:style-name="P396"><text:span text:style-name="T397"><text:s text:c="2"/></text:span><text:span text:style-name="T398">else</text:span><text:span text:style-name="T399"><text:s/></text:span><text:span text:style-name="T400">if</text:span><text:span text:style-name="T401">(</text:span><text:span text:style-name="T402">temp1==0</text:span><text:span text:style-name="T403"><text:s/></text:span><text:span text:style-name="T404">&amp;&amp;</text:span><text:span text:style-name="T405"><text:s/></text:span><text:span text:style-name="T406">temp2==0</text:span><text:span text:style-name="T407"><text:s/></text:span><text:span text:style-name="T408">&amp;&amp;</text:span><text:span text:style-name="T409"><text:s/></text:span><text:span text:style-name="T410">temp3==0</text:span><text:span text:style-name="T411"><text:s/></text:span><text:span text:style-name="T412">&amp;&amp;</text:span><text:span text:style-name="T413"><text:s/></text:span><text:span text:style-name="T414">temp4==1</text:span><text:span text:style-name="T415">)</text:span></text:p>
      <text:p text:style-name="P416"><text:span text:style-name="T417"><text:s text:c="2"/></text:span><text:span text:style-name="T418">backward</text:span><text:span text:style-name="T419">();</text:span></text:p>
      <text:p text:style-name="P420"><text:span text:style-name="T421"><text:s text:c="3"/></text:span><text:span text:style-name="T422">else</text:span><text:span text:style-name="T423"><text:s/></text:span><text:span text:style-name="T424">if</text:span><text:span text:style-name="T425">(</text:span><text:span text:style-name="T426">temp1==1</text:span><text:span text:style-name="T427"><text:s/></text:span><text:span text:style-name="T428">&amp;&amp;</text:span><text:span text:style-name="T429"><text:s/></text:span><text:span text:style-name="T430">temp2==0</text:span><text:span text:style-name="T431"><text:s/></text:span><text:span text:style-name="T432">&amp;&amp;</text:span><text:span text:style-name="T433"><text:s/></text:span><text:span text:style-name="T434">temp3==1</text:span><text:span text:style-name="T435"><text:s/></text:span><text:span text:style-name="T436">&amp;&amp;</text:span><text:span text:style-name="T437"><text:s/></text:span><text:span text:style-name="T438">temp4==0</text:span><text:span text:style-name="T439">)</text:span></text:p>
      <text:p text:style-name="P440"><text:span text:style-name="T441"><text:s text:c="2"/></text:span><text:span text:style-name="T442">Stop</text:span><text:span text:style-name="T443">();</text:span></text:p>
      <text:p text:style-name="P444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cp" style:display-name="cp" style:family="text" style:parent-style-name="DefaultParagraphFont"/>
    <style:style style:name="kr" style:display-name="kr" style:family="text" style:parent-style-name="DefaultParagraphFont"/>
    <style:style style:name="nf" style:display-name="nf" style:family="text" style:parent-style-name="DefaultParagraphFont"/>
    <style:style style:name="p" style:display-name="p" style:family="text" style:parent-style-name="DefaultParagraphFont"/>
    <style:style style:name="n" style:display-name="n" style:family="text" style:parent-style-name="DefaultParagraphFont"/>
    <style:style style:name="nb" style:display-name="nb" style:family="text" style:parent-style-name="DefaultParagraphFont"/>
    <style:style style:name="o" style:display-name="o" style:family="text" style:parent-style-name="DefaultParagraphFont"/>
    <style:style style:name="k" style:display-name="k" style:family="text" style:parent-style-name="DefaultParagraphFont"/>
    <style:style style:name="mi" style:display-name="mi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IKUNTH GURUSWAMY</meta:initial-creator>
    <dc:creator>VAIKUNTH GURUSWAMY</dc:creator>
    <meta:creation-date>2020-11-05T09:07:00Z</meta:creation-date>
    <dc:date>2020-11-05T09:07:00Z</dc:date>
    <meta:template xlink:href="Normal" xlink:type="simple"/>
    <meta:editing-cycles>1</meta:editing-cycles>
    <meta:editing-duration>PT0S</meta:editing-duration>
    <meta:document-statistic meta:page-count="1" meta:paragraph-count="2" meta:word-count="211" meta:character-count="1417" meta:row-count="10" meta:non-whitespace-character-count="1208"/>
  </office:meta>
</office:document-meta>
</file>